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Web" svg:font-family="LatoWeb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99869" officeooo:paragraph-rsid="00199869" style:font-weight-asian="bold" style:font-weight-complex="bold"/>
    </style:style>
    <style:style style:name="P3" style:family="paragraph" style:parent-style-name="Standard">
      <style:text-properties fo:font-weight="bold" officeooo:rsid="001c2a3b" officeooo:paragraph-rsid="001c2a3b" style:font-weight-asian="bold" style:font-weight-complex="bold"/>
    </style:style>
    <style:style style:name="P4" style:family="paragraph" style:parent-style-name="Standard">
      <style:text-properties fo:font-weight="bold" officeooo:rsid="00325ece" officeooo:paragraph-rsid="00325ece" style:font-weight-asian="bold" style:font-weight-complex="bold"/>
    </style:style>
    <style:style style:name="P5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Web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Web" fo:font-size="11pt" fo:letter-spacing="normal" fo:font-style="normal" fo:font-weight="normal" style:font-size-asian="11pt" style:font-size-complex="11pt"/>
    </style:style>
    <style:style style:name="T1" style:family="text">
      <style:text-properties officeooo:rsid="000e4af5"/>
    </style:style>
    <style:style style:name="T2" style:family="text">
      <style:text-properties officeooo:rsid="001ab1f6"/>
    </style:style>
    <style:style style:name="T3" style:family="text">
      <style:text-properties officeooo:rsid="001e2b35"/>
    </style:style>
    <style:style style:name="T4" style:family="text">
      <style:text-properties officeooo:rsid="0020251b"/>
    </style:style>
    <style:style style:name="T5" style:family="text">
      <style:text-properties officeooo:rsid="00235e26"/>
    </style:style>
    <style:style style:name="T6" style:family="text">
      <style:text-properties officeooo:rsid="00328e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What is the status of the CPU version? If you are using existing code for this part, cite the source of the code.</text:p>
      <text:p text:style-name="P1">The CPU version is a single thread Floyd-Warshall algorithm with time complexity of O(|V|^3), where |V| is the number of vertices in a graph. </text:p>
      <text:p text:style-name="P1"/>
      <text:p text:style-name="P1">I <text:span text:style-name="T3">wrote</text:span> a simple version of this algorithm.</text:p>
      <text:p text:style-name="P6"/>
      <text:p text:style-name="P5">2. What is the status of the GPU version in terms of completeness? Which functionalities have been implemented and what is missing?</text:p>
      <text:p text:style-name="P1">The GPU version using Global memory has been implemented <text:span text:style-name="T1">and is correct respect to the CPU version.</text:span></text:p>
      <text:p text:style-name="P1"/>
      <text:p text:style-name="P1">The kernel function “min_plus” for three matrices <text:span text:style-name="T5">is done with global memory but need be further optimized</text:span>. </text:p>
      <text:p text:style-name="P1"/>
      <text:p text:style-name="P1">The main logic for recursive function is done. <text:s/>It will divide the input matrix to four smaller matrices recursively and call the kernel function. </text:p>
      <text:p text:style-name="P1"/>
      <text:p text:style-name="P4">A unroll function may be added <text:span text:style-name="T6">to speed up the calculation when the matrix becomes small enough in the recursive process. (Now, the recursive function returns when the matrix become 1X1).</text:span></text:p>
      <text:p text:style-name="P1"/>
      <text:p text:style-name="P5">3. What is the status of the GPU version in terms of correctness? Is the, potentially unoptimized, GPU version correct? If not, what is your plan for achieving correctness?</text:p>
      <text:p text:style-name="Standard"/>
      <text:p text:style-name="P2">GPU version that uses global memory give<text:span text:style-name="T4">s</text:span> the same results as CPU vers<text:span text:style-name="T2">ion now.</text:span></text:p>
      <text:p text:style-name="P3"/>
      <text:p text:style-name="P3">The next step will be optimizing the naive GPU version using shared memory, unrolling and so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Web" svg:font-family="LatoWeb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7:52:59.682456461</meta:creation-date>
    <meta:generator>LibreOffice/5.1.6.2$Linux_X86_64 LibreOffice_project/10m0$Build-2</meta:generator>
    <dc:date>2019-04-13T18:09:43.880449834</dc:date>
    <meta:editing-duration>PT16M28S</meta:editing-duration>
    <meta:editing-cycles>31</meta:editing-cycles>
    <meta:document-statistic meta:table-count="0" meta:image-count="0" meta:object-count="0" meta:page-count="1" meta:paragraph-count="11" meta:word-count="227" meta:character-count="1319" meta:non-whitespace-character-count="1099"/>
  </office:meta>
</office:document-meta>
</file>